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lanExtension.copyProperties( XSLProcessorContext context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alanExtension.forward( XSLProcessorContext context ,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alanExtension.getExchange( XSLProcessorContext context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lanExtension.getComponent( XSLProcessorContext context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lanExtension.getAttribute( Element element , String attribute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lanExtension.getParameter( XSLProcessorContext 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lanExtension.getInMessage( XSLProcessorContext context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lanExtension.invoke( XSLProcessorContext context , ElemTemplate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alanExtension.getQNameAttribute( PrefixResolver namespaceContext , Element elem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alanExtension.call( XSLProcessorContext context , ElemTemplate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alanExtension.setOutProperty( XSLProcessorContext context , ElemTemplateElement 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alanExtension.getOutMessage( XSLProcessorContext context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